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c7bf5" officeooo:paragraph-rsid="000c7bf5"/>
    </style:style>
    <style:style style:name="P2" style:family="paragraph" style:parent-style-name="Standard">
      <style:paragraph-properties fo:text-align="center" style:justify-single-word="false"/>
      <style:text-properties fo:font-size="16pt" officeooo:rsid="000c7bf5" officeooo:paragraph-rsid="000c7bf5" style:font-size-asian="16pt" style:font-size-complex="16pt"/>
    </style:style>
    <style:style style:name="P3" style:family="paragraph" style:parent-style-name="Standard">
      <loext:graphic-properties draw:fill="none"/>
      <style:paragraph-properties fo:margin-left="-0.4cm" fo:margin-right="-0.801cm" fo:text-align="center" style:justify-single-word="false" fo:text-indent="0cm" style:auto-text-indent="false" fo:background-color="transparent"/>
      <style:text-properties fo:font-size="13pt" officeooo:rsid="000c7bf5" officeooo:paragraph-rsid="000c7bf5" style:font-size-asian="13pt" style:font-size-complex="13pt"/>
    </style:style>
    <style:style style:name="P4" style:family="paragraph" style:parent-style-name="Standard" style:master-page-name="">
      <loext:graphic-properties draw:fill="none"/>
      <style:paragraph-properties fo:margin-left="-0.4cm" fo:margin-right="-0.801cm" fo:text-align="center" style:justify-single-word="false" fo:text-indent="0cm" style:auto-text-indent="false" style:page-number="auto" fo:background-color="transparent"/>
      <style:text-properties fo:font-size="13pt" style:text-underline-style="solid" style:text-underline-width="auto" style:text-underline-color="font-color" officeooo:rsid="000c7bf5" officeooo:paragraph-rsid="000c7bf5" style:font-size-asian="13pt" style:font-size-complex="13pt"/>
    </style:style>
    <style:style style:name="P5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fo:font-size="12pt" officeooo:rsid="000c7bf5" officeooo:paragraph-rsid="000c7bf5" style:font-size-asian="10.5pt" style:font-size-complex="12pt"/>
    </style:style>
    <style:style style:name="P6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size="12pt" officeooo:rsid="000c7bf5" officeooo:paragraph-rsid="000c7bf5" style:font-size-asian="10.5pt" style:font-size-complex="12pt"/>
    </style:style>
    <style:style style:name="P7" style:family="paragraph" style:parent-style-name="Standard">
      <loext:graphic-properties draw:fill="none"/>
      <style:paragraph-properties fo:margin-left="0cm" fo:margin-right="-0.801cm" fo:text-align="justify" style:justify-single-word="false" fo:text-indent="1cm" style:auto-text-indent="false" fo:background-color="transparent"/>
      <style:text-properties fo:font-size="12pt" officeooo:rsid="000c7bf5" officeooo:paragraph-rsid="000c7bf5" style:font-size-asian="10.5pt" style:font-size-complex="12pt"/>
    </style:style>
    <style:style style:name="P8" style:family="paragraph" style:parent-style-name="Standard">
      <loext:graphic-properties draw:fill="none"/>
      <style:paragraph-properties fo:margin-left="0cm" fo:margin-right="-0.801cm" fo:text-align="justify" style:justify-single-word="false" fo:text-indent="1cm" style:auto-text-indent="false" fo:background-color="transparent"/>
      <style:text-properties fo:font-size="12pt" officeooo:rsid="000e1ac7" officeooo:paragraph-rsid="000fc06e" style:font-size-asian="10.5pt" style:font-size-complex="12pt"/>
    </style:style>
    <style:style style:name="T1" style:family="text">
      <style:text-properties officeooo:rsid="000e1ac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e1ac7" style:font-style-asian="italic" style:font-style-complex="italic"/>
    </style:style>
    <style:style style:name="T4" style:family="text">
      <style:text-properties fo:font-style="italic" officeooo:rsid="000fc06e" style:font-style-asian="italic" style:font-style-complex="italic"/>
    </style:style>
    <style:style style:name="T5" style:family="text">
      <style:text-properties officeooo:rsid="000fc0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forme Trabajo Práctico 2 – Ejercicio 1. </text:p>
      <text:p text:style-name="P4">Desarrollo y análisis de una base de conocimiento para una planta de reducción de presión de gas</text:p>
      <text:p text:style-name="P3"/>
      <text:p text:style-name="P7">Utilizamos el lenguaje Prolog para generar la base de conocimientos según los lineamientos de la gráfica de acción de la planta.</text:p>
      <text:p text:style-name="P7"/>
      <text:p text:style-name="P7">De forma sencilla, <text:span text:style-name="T1">en el archivo “ejercicio1bis.pl”</text:span> ingresamos las reglas axiomáticas y los ground facts. <text:span text:style-name="T1">Las primeras las escribimos de tal manera que Prolog acceda a su algoritmo interno de backtracking permitiendo verificar, primero si el estado en el que nos encontramos analizando es válido, para luego buscar el axioma superior a él (de cumplirse la condición) y verificar el nuevo estado para saber si detenerse y entregar la orden o continuar buscando de forma automática. Los estados se podrán modificar dinamicamente utilizando los comandos </text:span><text:span text:style-name="T3">assert</text:span><text:span text:style-name="T1"> y </text:span><text:span text:style-name="T3">retract</text:span><text:span text:style-name="T1">, modificándolos según lo que ocurra en la planta. Una vez cerrado el programa estos cambios en las condiciones de los estados se perderán.</text:span></text:p>
      <text:p text:style-name="P7"/>
      <text:p text:style-name="P8">Se presentó una variante de este problema <text:span text:style-name="T5">(el archivo “ejercicio1.pl”)</text:span> sin el uso del backtracking en donde el usuario puede acceder a cualquier parte del árbol formulando la pregunta e indicando si esta es verdadera o falsa según lo que suceda en la planta. El programa le dirá que acción tomar. Esto puede ser o una orden o que se verifique otro axioma. <text:span text:style-name="T5">Aquí no serán necesarios los comandos </text:span><text:span text:style-name="T2">assert</text:span> y <text:span text:style-name="T2">retract</text:span><text:span text:style-name="T5"> ya que los estados se han indicado como variables que el usuario debe ingresar al hacer la pregunta, o sea, que no forman parte de los ground facts. En este enfoque también se agregaron valores de variables como thickness o max regulating pressure para distintos tipos de válvulas (</text:span><text:span text:style-name="T4">sv</text:span><text:span text:style-name="T5"> y </text:span><text:span text:style-name="T4">rv</text:span><text:span text:style-name="T5">) como se sugiere en el enunciado del ejercicio.</text:span></text:p>
      <text:p text:style-name="P5"/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23:35:13.485350209</meta:creation-date>
    <dc:date>2019-05-23T00:03:09.616324640</dc:date>
    <meta:editing-duration>PT6M5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86" meta:character-count="1720" meta:non-whitespace-character-count="1437"/>
  </office:meta>
</office:document-meta>
</file>